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2.152cm"/>
    </style:style>
    <style:style style:name="co3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00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4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4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4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4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4">
          <table:table-cell/>
          <table:table-cell office:value-type="string" calcext:value-type="string">
            <text:p>CARD target = <text:span text:style-name="T1">getSourceCARD</text:span>()</text:p>
          </table:table-cell>
        </table:table-row>
        <table:table-row table:style-name="ro4">
          <table:table-cell/>
          <table:table-cell office:value-type="string" calcext:value-type="string">
            <text:p>CARD target = <text:span text:style-name="T1">getTargetCARD</text:span>(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4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4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4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4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4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4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4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4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4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4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level = <text:span text:style-name="T1">getBaseLevelFromCARD</text:span>(PLAYER, CARD card)</text:p>
          </table:table-cell>
        </table:table-row>
        <table:table-row table:style-name="ro4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2">bool ret = </text:span><text:span text:style-name="T1">hasSharedFlags</text:span>(ZTCG_TYPE (<text:span text:style-name="T3">flag</text:span>), ZTCG_TYPE (<text:span text:style-name="T3">flag</text:span>)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hasSharedFlagsCARD</text:span>(CARD card, ZTCG_FLAGTYPE, ZTCG_TYPE (<text:span text:style-name="T3">flag</text:span>))</text:p>
          </table:table-cell>
        </table:table-row>
        <table:table-row table:style-name="ro4">
          <table:table-cell/>
          <table:table-cell office:value-type="string" calcext:value-type="string">
            <text:p>ZTCG_TYPE val = <text:span text:style-name="T1">decodeZtcgFlag</text:span>(ZTCG_TYPE (<text:span text:style-name="T3">flag</text:span>)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updateGameValue</text:span>(int pos, int new_value (<text:span text:style-name="T3">ZTCG_ID</text:span>)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_under = <text:span text:style-name="T1">putCardUnder</text:span>(CARD card,LIST card_under) //take first card of the list only</text:p>
          </table:table-cell>
        </table:table-row>
        <table:table-row table:style-name="ro4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4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4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4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4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4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4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4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4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sendPlayerAway</text:span>(PLAYER, CARD src, ZTCG_PLAYERTYPE, 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4">
          <table:table-cell/>
          <table:table-cell table:style-name="ce3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summon</text:span>(PLAYER, ZTCG_SUMMONMODE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equip</text:span>(PLAYER, ZTCG_EQUIPMODE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action</text:span>(PLAYER,CARD use_this_card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locate</text:span>(PLAYER, ZTCG_LOCATE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coverCard</text:span>(PLAYER, ZTCG_RECOVERTYPE, ZTCG_COMPARATOR, int level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coverTop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levelUp</text:span>(PLAYER)</text:p>
          </table:table-cell>
        </table:table-row>
        <table:table-row table:style-name="ro4">
          <table:table-cell/>
          <table:table-cell office:value-type="string" calcext:value-type="string">
            <text:p>bool res = <text:span text:style-name="T1">applyCharacterAction</text:span>(PLAYER,CARD card, ZTCG_CALL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4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4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coutMob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eekNext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used, CARD alvo = <text:span text:style-name="T1">attack</text:span>(PLAYER, CARD attacker, int damage, ATK_RES, ATK_SRC, ZTCG_FIXEDTARGET, ZTCG_PREVENT, ZTCG_COUNTER)</text:p>
          </table:table-cell>
        </table:table-row>
        <table:table-row table:style-name="ro4">
          <table:table-cell/>
          <table:table-cell office:value-type="string" calcext:value-type="string">
            <text:p>bool used = <text:span text:style-name="T1">attackGlobal</text:span>(ZTCG_GLOBALMODE (flag), PLAYER, CARD attacker, int damage, ATK_SRC, ZTCG_PREVENT, ZTCG_COUNTER, ZTCG_FILTER, short min_atrib, int min_lv, int max_lv, 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4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4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4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4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 TOTAL: 130 functions</text:p>
          </table:table-cell>
        </table:table-row>
        <table:table-row table:style-name="ro2" table:number-rows-repeated="112">
          <table:table-cell table:number-columns-repeated="2"/>
        </table:table-row>
        <table:table-row table:style-name="ro4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5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1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7:50:02.3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1H11S</meta:editing-duration>
    <meta:editing-cycles>103</meta:editing-cycles>
    <meta:generator>LibreOffice/4.3.7.2$Windows_x86 LibreOffice_project/8a35821d8636a03b8bf4e15b48f59794652c68ba</meta:generator>
    <dc:date>2017-01-27T17:56:17.675000000</dc:date>
    <meta:document-statistic meta:table-count="3" meta:cell-count="147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